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list-style-name="L1">
      <style:text-properties fo:language="en" fo:country="US"/>
    </style:style>
    <style:style style:name="P3" style:family="paragraph" style:parent-style-name="Standard" style:list-style-name="L1">
      <style:text-properties fo:language="en" fo:country="US" officeooo:paragraph-rsid="0071587b"/>
    </style:style>
    <style:style style:name="P4" style:family="paragraph" style:parent-style-name="Standard" style:list-style-name="L1">
      <style:text-properties fo:language="en" fo:country="US" officeooo:rsid="009578e7" officeooo:paragraph-rsid="009578e7" fo:background-color="#81d41a"/>
    </style:style>
    <style:style style:name="P5" style:family="paragraph" style:parent-style-name="Standard" style:list-style-name="L1">
      <style:text-properties fo:color="#c9211e" loext:opacity="100%" fo:language="en" fo:country="US"/>
    </style:style>
    <style:style style:name="T1" style:family="text">
      <style:text-properties officeooo:rsid="000a373b"/>
    </style:style>
    <style:style style:name="T2" style:family="text">
      <style:text-properties officeooo:rsid="000f23b8"/>
    </style:style>
    <style:style style:name="T3" style:family="text">
      <style:text-properties officeooo:rsid="0010ac75"/>
    </style:style>
    <style:style style:name="T4" style:family="text">
      <style:text-properties officeooo:rsid="003713f5"/>
    </style:style>
    <style:style style:name="T5" style:family="text">
      <style:text-properties officeooo:rsid="00383364"/>
    </style:style>
    <style:style style:name="T6" style:family="text">
      <style:text-properties officeooo:rsid="003b49f1"/>
    </style:style>
    <style:style style:name="T7" style:family="text">
      <style:text-properties officeooo:rsid="003bdf02"/>
    </style:style>
    <style:style style:name="T8" style:family="text">
      <style:text-properties officeooo:rsid="003ff166"/>
    </style:style>
    <style:style style:name="T9" style:family="text">
      <style:text-properties officeooo:rsid="004119f7"/>
    </style:style>
    <style:style style:name="T10" style:family="text">
      <style:text-properties officeooo:rsid="004300ba"/>
    </style:style>
    <style:style style:name="T11" style:family="text">
      <style:text-properties officeooo:rsid="00444d21"/>
    </style:style>
    <style:style style:name="T12" style:family="text">
      <style:text-properties officeooo:rsid="00474860"/>
    </style:style>
    <style:style style:name="T13" style:family="text">
      <style:text-properties officeooo:rsid="00474c41"/>
    </style:style>
    <style:style style:name="T14" style:family="text">
      <style:text-properties fo:color="#c9211e" loext:opacity="100%"/>
    </style:style>
    <style:style style:name="T15" style:family="text">
      <style:text-properties fo:color="#c9211e" loext:opacity="100%" officeooo:rsid="00474c41"/>
    </style:style>
    <style:style style:name="T16" style:family="text">
      <style:text-properties fo:color="#c9211e" loext:opacity="100%" officeooo:rsid="00600046"/>
    </style:style>
    <style:style style:name="T17" style:family="text">
      <style:text-properties fo:color="#c9211e" loext:opacity="100%" officeooo:rsid="00474860"/>
    </style:style>
    <style:style style:name="T18" style:family="text">
      <style:text-properties fo:color="#c9211e" loext:opacity="100%" officeooo:rsid="005e13fa"/>
    </style:style>
    <style:style style:name="T19" style:family="text">
      <style:text-properties fo:color="#c9211e" loext:opacity="100%" officeooo:rsid="006df6ba"/>
    </style:style>
    <style:style style:name="T20" style:family="text">
      <style:text-properties fo:color="#c9211e" loext:opacity="100%" officeooo:rsid="00714d25"/>
    </style:style>
    <style:style style:name="T21" style:family="text">
      <style:text-properties fo:color="#c9211e" loext:opacity="100%" officeooo:rsid="007692d7"/>
    </style:style>
    <style:style style:name="T22" style:family="text">
      <style:text-properties fo:color="#c9211e" loext:opacity="100%" officeooo:rsid="007ce16b"/>
    </style:style>
    <style:style style:name="T23" style:family="text">
      <style:text-properties officeooo:rsid="004d6b81"/>
    </style:style>
    <style:style style:name="T24" style:family="text">
      <style:text-properties officeooo:rsid="004dabad"/>
    </style:style>
    <style:style style:name="T25" style:family="text">
      <style:text-properties officeooo:rsid="0050393a"/>
    </style:style>
    <style:style style:name="T26" style:family="text">
      <style:text-properties officeooo:rsid="001d7013"/>
    </style:style>
    <style:style style:name="T27" style:family="text">
      <style:text-properties officeooo:rsid="0019ca1c"/>
    </style:style>
    <style:style style:name="T28" style:family="text">
      <style:text-properties officeooo:rsid="005069bc"/>
    </style:style>
    <style:style style:name="T29" style:family="text">
      <style:text-properties officeooo:rsid="00513dee"/>
    </style:style>
    <style:style style:name="T30" style:family="text">
      <style:text-properties officeooo:rsid="001df039"/>
    </style:style>
    <style:style style:name="T31" style:family="text">
      <style:text-properties officeooo:rsid="0028dd87"/>
    </style:style>
    <style:style style:name="T32" style:family="text">
      <style:text-properties officeooo:rsid="0051704c"/>
    </style:style>
    <style:style style:name="T33" style:family="text">
      <style:text-properties officeooo:rsid="0055e9af"/>
    </style:style>
    <style:style style:name="T34" style:family="text">
      <style:text-properties officeooo:rsid="0057cca0"/>
    </style:style>
    <style:style style:name="T35" style:family="text">
      <style:text-properties officeooo:rsid="00595bdb"/>
    </style:style>
    <style:style style:name="T36" style:family="text">
      <style:text-properties officeooo:rsid="005c5cc3"/>
    </style:style>
    <style:style style:name="T37" style:family="text">
      <style:text-properties officeooo:rsid="00613273"/>
    </style:style>
    <style:style style:name="T38" style:family="text">
      <style:text-properties officeooo:rsid="00623cac"/>
    </style:style>
    <style:style style:name="T39" style:family="text">
      <style:text-properties officeooo:rsid="00200e22"/>
    </style:style>
    <style:style style:name="T40" style:family="text">
      <style:text-properties officeooo:rsid="0062729d"/>
    </style:style>
    <style:style style:name="T41" style:family="text">
      <style:text-properties officeooo:rsid="006aef7c"/>
    </style:style>
    <style:style style:name="T42" style:family="text">
      <style:text-properties officeooo:rsid="006b188a"/>
    </style:style>
    <style:style style:name="T43" style:family="text">
      <style:text-properties officeooo:rsid="006c18be"/>
    </style:style>
    <style:style style:name="T44" style:family="text">
      <style:text-properties officeooo:rsid="006df6ba"/>
    </style:style>
    <style:style style:name="T45" style:family="text">
      <style:text-properties officeooo:rsid="0070c08b"/>
    </style:style>
    <style:style style:name="T46" style:family="text">
      <style:text-properties officeooo:rsid="00714d25"/>
    </style:style>
    <style:style style:name="T47" style:family="text">
      <style:text-properties officeooo:rsid="0071587b"/>
    </style:style>
    <style:style style:name="T48" style:family="text">
      <style:text-properties officeooo:rsid="007307fe"/>
    </style:style>
    <style:style style:name="T49" style:family="text">
      <style:text-properties officeooo:rsid="00740a58"/>
    </style:style>
    <style:style style:name="T50" style:family="text">
      <style:text-properties officeooo:rsid="0075708d"/>
    </style:style>
    <style:style style:name="T51" style:family="text">
      <style:text-properties officeooo:rsid="0077eb6f"/>
    </style:style>
    <style:style style:name="T52" style:family="text">
      <style:text-properties officeooo:rsid="00784c50"/>
    </style:style>
    <style:style style:name="T53" style:family="text">
      <style:text-properties style:text-line-through-style="none" style:text-line-through-type="none" style:text-underline-style="none" officeooo:rsid="0079aea8"/>
    </style:style>
    <style:style style:name="T54" style:family="text">
      <style:text-properties officeooo:rsid="007c1c39"/>
    </style:style>
    <style:style style:name="T55" style:family="text">
      <style:text-properties officeooo:rsid="007e0594"/>
    </style:style>
    <style:style style:name="T56" style:family="text">
      <style:text-properties fo:background-color="#ffff00" loext:char-shading-value="0"/>
    </style:style>
    <style:style style:name="T57" style:family="text">
      <style:text-properties officeooo:rsid="004da268" fo:background-color="#ffff00" loext:char-shading-value="0"/>
    </style:style>
    <style:style style:name="T58" style:family="text">
      <style:text-properties fo:background-color="#ffff00" loext:char-shading-value="0"/>
    </style:style>
    <style:style style:name="T59" style:family="text">
      <style:text-properties officeooo:rsid="0062729d" fo:background-color="#ffff00" loext:char-shading-value="0"/>
    </style:style>
    <style:style style:name="T60" style:family="text">
      <style:text-properties officeooo:rsid="0062729d" fo:background-color="#ffff00" loext:char-shading-value="0"/>
    </style:style>
    <style:style style:name="T61" style:family="text">
      <style:text-properties officeooo:rsid="009c1e12" fo:background-color="#ffff00" loext:char-shading-value="0"/>
    </style:style>
    <style:style style:name="T62" style:family="text">
      <style:text-properties officeooo:rsid="009c1e12" fo:background-color="#ffff00" loext:char-shading-value="0"/>
    </style:style>
    <style:style style:name="T63" style:family="text">
      <style:text-properties officeooo:rsid="00928690" fo:background-color="#ffff00" loext:char-shading-value="0"/>
    </style:style>
    <style:style style:name="T64" style:family="text">
      <style:text-properties officeooo:rsid="00928690" fo:background-color="#ffff00" loext:char-shading-value="0"/>
    </style:style>
    <style:style style:name="T65" style:family="text">
      <style:text-properties officeooo:rsid="009f79ab" fo:background-color="#ffff00" loext:char-shading-value="0"/>
    </style:style>
    <style:style style:name="T66" style:family="text">
      <style:text-properties officeooo:rsid="007ffd02"/>
    </style:style>
    <style:style style:name="T67" style:family="text">
      <style:text-properties officeooo:rsid="0080c582"/>
    </style:style>
    <style:style style:name="T68" style:family="text">
      <style:text-properties officeooo:rsid="0083cac5"/>
    </style:style>
    <style:style style:name="T69" style:family="text">
      <style:text-properties officeooo:rsid="00858ad6"/>
    </style:style>
    <style:style style:name="T70" style:family="text">
      <style:text-properties officeooo:rsid="008613ad"/>
    </style:style>
    <style:style style:name="T71" style:family="text">
      <style:text-properties officeooo:rsid="008653d6"/>
    </style:style>
    <style:style style:name="T72" style:family="text">
      <style:text-properties officeooo:rsid="0087d5c4"/>
    </style:style>
    <style:style style:name="T73" style:family="text">
      <style:text-properties officeooo:rsid="00882766"/>
    </style:style>
    <style:style style:name="T74" style:family="text">
      <style:text-properties officeooo:rsid="0089700c"/>
    </style:style>
    <style:style style:name="T75" style:family="text">
      <style:text-properties officeooo:rsid="008a0e03"/>
    </style:style>
    <style:style style:name="T76" style:family="text">
      <style:text-properties officeooo:rsid="008d0134"/>
    </style:style>
    <style:style style:name="T77" style:family="text">
      <style:text-properties officeooo:rsid="008d2010"/>
    </style:style>
    <style:style style:name="T78" style:family="text">
      <style:text-properties officeooo:rsid="008e8b60"/>
    </style:style>
    <style:style style:name="T79" style:family="text">
      <style:text-properties officeooo:rsid="008f43eb"/>
    </style:style>
    <style:style style:name="T80" style:family="text">
      <style:text-properties officeooo:rsid="0090d971"/>
    </style:style>
    <style:style style:name="T81" style:family="text">
      <style:text-properties officeooo:rsid="0092133e"/>
    </style:style>
    <style:style style:name="T82" style:family="text">
      <style:text-properties officeooo:rsid="00928690"/>
    </style:style>
    <style:style style:name="T83" style:family="text">
      <style:text-properties officeooo:rsid="0096ee13"/>
    </style:style>
    <style:style style:name="T84" style:family="text">
      <style:text-properties officeooo:rsid="009c1e12"/>
    </style:style>
    <style:style style:name="T85" style:family="text">
      <style:text-properties officeooo:rsid="009c4677"/>
    </style:style>
    <style:style style:name="T86" style:family="text">
      <style:text-properties officeooo:rsid="009dcd02"/>
    </style:style>
    <style:style style:name="T87" style:family="text">
      <style:text-properties officeooo:rsid="009f79ab"/>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823799053" text:style-name="L1">
        <text:list-header>
          <text:p text:style-name="P2">Thank you for <text:span text:style-name="T1">this</text:span> introduction.</text:p>
          <text:p text:style-name="P2">So hello everyone, my name is Frédérique Lecourtier. </text:p>
          <text:p text:style-name="P2">I'm a PhD student in <text:span text:style-name="T4">an Inria project team, called </text:span>Mimesis <text:span text:style-name="T4">located </text:span>in <text:span text:style-name="T8">France, </text:span><text:span text:style-name="T36">in</text:span><text:span text:style-name="T8"> Strasbourg to be more specific</text:span>.</text:p>
          <text:p text:style-name="P2">Today I'm going to talk about <text:span text:style-name="T4">how enrich continuous Lagrange finite element approximation space using neural networks.</text:span></text:p>
          <text:p text:style-name="P2"/>
        </text:list-header>
        <text:list-item>
          <text:p text:style-name="P2">So, let's start with a bit of <text:span text:style-name="T1">context</text:span>: the aim of the Mimesis team is to create real-time digital twins of organs such as the liver. In this specific context, we aimed to develop a hybrid method combining <text:span text:style-name="T1">the </text:span>finite element method, which <text:span text:style-name="T1">is</text:span> <text:span text:style-name="T2">accurate</text:span> <text:span text:style-name="T1">and </text:span>where error estimators are <text:span text:style-name="T4">already</text:span> known, and neural networks, and in particular PINNs, which are <text:span text:style-name="T3">quick</text:span> methods <text:span text:style-name="T3">and which can be parameterized.</text:span><text:line-break/><text:span text:style-name="T8">So </text:span><text:span text:style-name="T10">h</text:span><text:span text:style-name="T12">e</text:span><text:span text:style-name="T10">re is the pipeline of this method</text:span>. <text:span text:style-name="T10">First,</text:span> we have <text:span text:style-name="T9">an</text:span> OFFLINE part, which simply consists of training a <text:span text:style-name="T4">parametric </text:span>PINN. For this, we consider as input a set of points in our spatial domain <text:span text:style-name="T11">Omega </text:span>and a set of parameters in a parametric domain M, and the PINN predicts the solution of the PDE d<text:span text:style-name="T1">e</text:span>noted by u_theta. <text:line-break/>For the ONLINE part, we start by creating a mesh of the geometry. We then evaluate the network trained in the OFFLINE part, taking as inputs the set of dofs associated with the mesh and a single fixed parameter, to get a prediction of the solution. We then apply what we will call an enriched finite element method, which is supposed to correct and certify the PINN prediction for a fixed parameter. <text:s/>This ONLINE part is supposed to be <text:span text:style-name="T5">quick</text:span> and accurate.</text:p>
        </text:list-item>
        <text:list-item>
          <text:p text:style-name="P2"/>
          <text:list>
            <text:list-item>
              <text:p text:style-name="P2">In this work, we will focus on the problem presented here, but the proposed approach can be extended to other problems. We will focus on the well-known heated cavity test case, which is a reference for natural convection. The underlying problem is the incompressible stationary Navier-Stokes equations with buoyancy and gravity <text:span text:style-name="T11">in</text:span><text:span text:style-name="T6"> a squared domain</text:span>. <text:line-break/>The equations to be solved consist of the momentum equation, the incompressibility condition and an energy equation, to which boundary conditions are added. So the unknowns are the velocity u, the pressure p and the temperature T, and we have as parameters g <text:span text:style-name="T11">for</text:span> the gravity, beta the expansion coefficient, mu the viscosity and k_f the thermal conductivity.</text:p>
            </text:list-item>
            <text:list-item>
              <text:p text:style-name="P2">So the objective here will be to simulate the flow <text:span text:style-name="T42">for a range</text:span> of mu parameters formed by viscosity and thermal conductivity. For the following, we will note x the spatial coordinates and big U as the set of unknowns <text:span text:style-name="T11">and</text:span> <text:span text:style-name="T11">w</text:span>e will use <text:span text:style-name="T11">the following</text:span> notation<text:span text:style-name="T11">s</text:span> for the residuals associated with the 3 equations under consideration.</text:p>
            </text:list-item>
            <text:list-item>
              <text:p text:style-name="P2"><text:span text:style-name="T6">Finally, for</text:span> <text:span text:style-name="T6">boundary </text:span>conditions, <text:span text:style-name="T7">w</text:span>e <text:span text:style-name="T7">wi</text:span>ll impose a no-slip condition on velocity u, <text:span text:style-name="T11">so</text:span> u equals <text:span text:style-name="T11">to </text:span>0 <text:span text:style-name="T11">on the boundary</text:span>. For <text:span text:style-name="T11">the </text:span>temperature, we impose T=1 on the left wall, T=-1 on the right wall and adiabatic conditions on top and bottom walls.</text:p>
            </text:list-item>
          </text:list>
        </text:list-item>
        <text:list-item>
          <text:p text:style-name="P2"><text:s/></text:p>
          <text:list>
            <text:list-item>
              <text:p text:style-name="P2">To be able to evaluate the quality of the proposed <text:span text:style-name="T43">approach</text:span>, <text:span text:style-name="T43">the solution</text:span> will be compared to a reference solution <text:span text:style-name="T45">comp</text:span><text:span text:style-name="T51">u</text:span><text:span text:style-name="T45">ted</text:span> by <text:span text:style-name="T43">a </text:span>finite element <text:span text:style-name="T43">method </text:span>on an over-refined mesh. To test our methods, we <text:span text:style-name="T43">wi</text:span>ll consider 3 progressively harder parameters: </text:p>
            </text:list-item>
            <text:list-item>
              <text:p text:style-name="P2">mu1 with reference solution…</text:p>
            </text:list-item>
            <text:list-item>
              <text:p text:style-name="P2">mu2…</text:p>
            </text:list-item>
            <text:list-item>
              <text:p text:style-name="P2">and mu3…</text:p>
            </text:list-item>
          </text:list>
          <text:p text:style-name="P2"/>
          <text:p text:style-name="P2"/>
          <text:p text:style-name="P2"><text:line-break/><text:line-break/><text:soft-page-break/><text:line-break/><text:span text:style-name="T14">So now that I </text:span><text:span text:style-name="T17">ha</text:span><text:span text:style-name="T14">ve given you a brief introduction to the objectives and context of this </text:span><text:span text:style-name="T22">talk</text:span><text:span text:style-name="T14">, I </text:span><text:span text:style-name="T18">wi</text:span><text:span text:style-name="T14">ll start by briefly introducing the PINN we </text:span><text:span text:style-name="T17">ha</text:span><text:span text:style-name="T14">ve been considering.</text:span></text:p>
        </text:list-item>
        <text:list-item>
          <text:p text:style-name="P2">First of all, the network architecture is a simple MLP with 4 inputs: the 2D spatial coordinates and the 2 parameters grouped in mu; and 4 outputs: one for each unknown of the equation. To avoid imposing the various Dirichlet conditions in a weak way, we <text:span text:style-name="T12">wi</text:span>ll consider post-processing, which we <text:span text:style-name="T12">wi</text:span>ll apply to the network output using levelset functions . <text:span text:style-name="T77">T</text:span><text:span text:style-name="T53">his enable to impose strongly the noslip condition and the dirichlet bc on the temperature.</text:span></text:p>
        </text:list-item>
        <text:list-item>
          <text:p text:style-name="P2">So we will try to approximate the solution of the problem by a PINN, that is, we will try to solve the following minimization problem. So, thanks to the network architecture, we get a total of 4 losses: 1 for each equation <text:span text:style-name="T46">in orange </text:span>and 1 <text:span text:style-name="T54">in red</text:span> <text:span text:style-name="T52">to impose </text:span>the adiabatic condition <text:span text:style-name="T46">on the temperature</text:span>.<text:line-break/>Here I've put the parameters of the network and the training, as well as the history of the losses obtained.</text:p>
        </text:list-item>
        <text:list-item>
          <text:p text:style-name="P2">After PINN training, here's what we get as a prediction for <text:span text:style-name="T44">the first</text:span> parameter with relative L2 errors of around 3%<text:span text:style-name="T13">.<text:line-break/></text:span><text:span text:style-name="T15">After presenting </text:span><text:span text:style-name="T19">the </text:span><text:span text:style-name="T15">PINN, I </text:span><text:span text:style-name="T16">wil</text:span><text:span text:style-name="T15">l now briefly introduce the standard finite element method that will act as the foundation for our proposed </text:span><text:span text:style-name="T20">approach</text:span><text:span text:style-name="T15">.</text:span></text:p>
        </text:list-item>
        <text:list-item>
          <text:p text:style-name="P2">The idea of the finite element method is to find a polynomial approximation <text:span text:style-name="T47">for</text:span> each <text:span text:style-name="T54">unknown</text:span> that satisfies the so-called weak formulation of the problem and is defined in this way for the Navier-Stokes equations. To do this, we construct a mesh of characteristic size h, on which we define a mixed-approximation finite element space. Here, we take u_h as a P2 approximation, p_h P1 and T_h P2.</text:p>
        </text:list-item>
        <text:list-item>
          <text:p text:style-name="P2"/>
          <text:list>
            <text:list-item>
              <text:p text:style-name="P3">So what we want to do is, for a given mesh size, determine the F<text:span text:style-name="T37">E</text:span> solution of the problem for each parameter of interest. So for a given parameter mu_k, by writing each unknown as a <text:span text:style-name="T47">polynomial </text:span>linear combination, we can construct a large vector, big U_k, of size N_h the dimension of our mixed space, <text:span text:style-name="T48">and U_k</text:span> becomes the unknown <text:span text:style-name="T49">vector </text:span><text:span text:style-name="T50">we </text:span><text:span text:style-name="T54">are </text:span><text:span text:style-name="T50">looking for</text:span>. <text:line-break/>We then want to solve the nonlinear system defined here, where F is the nonlinear operator associated <text:span text:style-name="T55">to</text:span> the variational problem. To determine the solution U_k, we perform an iterative process called the Newton method. <text:line-break/>First we initialize the vector U_k, then at each step we solve a system which is linear, and update the solution until convergence is achieved.</text:p>
            </text:list-item>
            <text:list-item>
              <text:p text:style-name="P2">The underlying question is: how do you correctly initialize the Newton solver?</text:p>
            </text:list-item>
          </text:list>
        </text:list-item>
        <text:list-item>
          <text:p text:style-name="P4">A RACCOURCIR</text:p>
          <text:list>
            <text:list-item>
              <text:p text:style-name="P2">So I'm going to quickly present 3 standard types of initialization that we will be using in the following. </text:p>
            </text:list-item>
            <text:list-item>
              <text:p text:style-name="P2">In <text:span text:style-name="T23">the first </text:span>one, we consider the most natural initialization, in view of our problem, namely, using a constant or a linear function. In view of the boundary conditions considered, we can choose to initialize <text:span text:style-name="T55">the velocity and pressure </text:span>to 0 and for <text:span text:style-name="T55">the temperature </text:span>we consider a linear function between 1 and -1.</text:p>
            </text:list-item>
            <text:list-item>
              <text:p text:style-name="P2">In the second approach, we consider <text:span text:style-name="T50">a neural network initialization. So here we consider</text:span> that the PINN may be close enough to the solution <text:span text:style-name="T50">to make the solver converge</text:span> and so choose to initialize the solver by evaluating the PINN over the entire set of dofs in our mixed space. </text:p>
            </text:list-item>
            <text:list-item>
              <text:p text:style-name="P2">In the third and final approach, we consider the so-called continuation method, which is particularly useful for <text:span text:style-name="T37">complicated</text:span> problems, in our case involving the last two parameters. <text:span text:style-name="T56">The idea is actually quite simple: if the solver has trouble converging for a given parameter, we </text:span><text:span text:style-name="T57">wil</text:span><text:span text:style-name="T56">l choose to solve an easier problem on a coarser mesh and use this solution as the </text:span><text:soft-page-break/><text:span text:style-name="T56">solver's initialization. </text:span>So here, for parameter mu2, we <text:span text:style-name="T24">wi</text:span>ll use a coarse solution of mu1 and for mu3 a coarse solution of mu2.</text:p>
            </text:list-item>
          </text:list>
          <text:p text:style-name="P5">Okay, so after all these introductions to existing methods, let's get down to the important part, the enrichment of the finite element method using PINN. <text:line-break/>- Before presenting the proposed approach in the context of Navier-Stokes, I will introduce it in a very simple linear case so that you can familiarize yourself with the idea.</text:p>
        </text:list-item>
        <text:list-item>
          <text:p text:style-name="P2"/>
          <text:list>
            <text:list-item>
              <text:p text:style-name="P2">So the question you may be asking yourself is what is the purpose of this enrichmen<text:span text:style-name="T83">t. </text:span>For this little parenthesis on linear problem, let's say we consider the Poisson problem with Dirichlet condition. In the standard <text:span text:style-name="T38">FE</text:span> approach, the weak formulation of the problem is written as follows <text:span text:style-name="T25">and</text:span> we look for u_h, a polynomial approximation of the solution.</text:p>
            </text:list-item>
            <text:list-item>
              <text:p text:style-name="P2">In this new approach, we will consider what I call here a space enriched additively by the network, <text:span text:style-name="T55">denoted V_h^+</text:span>. <text:span text:style-name="T58">We are still looking for a polynomial approximation</text:span> of u, but this time in the form of something plus the PINN prediction. <text:span text:style-name="T26">T</text:span>he unknown of the variational problem then becomes this something, denoted <text:span text:style-name="T28">C</text:span>_<text:span text:style-name="T28">{h,u}</text:span>^+.</text:p>
            </text:list-item>
            <text:list-item>
              <text:p text:style-name="P2">In other words, we seek to approximate by <text:span text:style-name="T28">finite element</text:span> the difference between the u_theta prediction and the solution <text:span text:style-name="T27">u</text:span>. <text:span text:style-name="T28">In this way, we hope that the modified problem will give the same results as the standard one but on coarser meshes.</text:span></text:p>
            </text:list-item>
          </text:list>
        </text:list-item>
        <text:list-item>
          <text:p text:style-name="P2">Ok so still in the linear framework, we have a pre-published paper with this result which is the most important result of <text:span text:style-name="T29">this additive</text:span> approach.<text:line-break/><text:span text:style-name="T32">So, a</text:span>s I mentioned earlier, error estimators <text:span text:style-name="T30">in</text:span> finite element methods are already known, which will be the main point of this hybrid approach. Thus, for the standard finite element method, we can bound the L2 and H1 norm errors <text:span text:style-name="T30">for</text:span> a fixed mesh size <text:span text:style-name="T27">h</text:span> and for a chosen polynomial order <text:span text:style-name="T27">k</text:span>, as follows. We have shown that our additive approach has the same order of convergence as standard FEM, with a gain constant that depends entirely on the quality of the prior considered, in particular its <text:span text:style-name="T31">(k+1)</text:span> derivatives.<text:line-break/><text:span text:style-name="T14">- </text:span><text:span text:style-name="T21">A</text:span><text:span text:style-name="T14">fter this linear parenthesis, let's return to our heated cavity test case.</text:span></text:p>
        </text:list-item>
        <text:list-item>
          <text:p text:style-name="P2">The idea is exactly the same as in <text:span text:style-name="T33">the</text:span> linear <text:span text:style-name="T33">part</text:span>, considering a finite element space, this time mixed, enriched additively by PINN. In this way, the three subspaces are each defined as the network prediction plus a correction approximated by <text:span text:style-name="T38">FE</text:span>.</text:p>
        </text:list-item>
        <text:list-item>
          <text:p text:style-name="P2">In the same way, we define a modified weak form where the unknown is C_h^+. The formulation is a little <text:span text:style-name="T66">complex</text:span>, but a number of terms can be passed as second members, as they only depend on the network.</text:p>
        </text:list-item>
        <text:list-item>
          <text:p text:style-name="P2">The Newton solver used is <text:span text:style-name="T67">exactly </text:span>the same as in the standard method, but this time the unknown is a correction vector C. If the PINN is close enough to the solution, the correction should be close enough to 0 and so we can set C to 0 everywhere, which should enable the solver to converge <text:span text:style-name="T56">in a relatively small number of iterations</text:span>.</text:p>
          <text:p text:style-name="P2">I <text:span text:style-name="T34">woul</text:span>d like to take <text:span text:style-name="T67">a little</text:span> <text:span text:style-name="T35">moment</text:span> to add that a crucial point in the proposed method lies in the fact that the network prediction doesn't have to live in the same approximation space as the unknown. In fact, if we take u_\theta and C_h^+ <text:span text:style-name="T38">in the same space</text:span>, we find exactly the standard approach where the solver is initialized by the PINN.</text:p>
          <text:p text:style-name="P5">With all this information in hand, let's move on to the numerical results. Before we start, I'd just like to clarify 3 small points:</text:p>
          <text:p text:style-name="P5">- The results were obtained on my laptop.</text:p>
          <text:p text:style-name="P5">- The solver used numerically is the same for each method.</text:p>
          <text:p text:style-name="P5">- For the additive approach, we consider the approximation of u_\theta in a space of degree k+1 for the correction of degree k.</text:p>
        </text:list-item>
        <text:list-item>
          <text:p text:style-name="P2"/>
          <text:list>
            <text:list-item>
              <text:p text:style-name="P2"><text:soft-page-break/>First, we will check the error estimates <text:span text:style-name="T40">on the first </text:span><text:span text:style-name="T39">parameter</text:span>. As explained, the theoretical results presented previously were obtained on linear equations, but <text:span text:style-name="T58">we can expect the intuition behind them to be similar.</text:span> <text:line-break/><text:span text:style-name="T40">Here, </text:span><text:span text:style-name="T58">by varying the mesh size h,</text:span><text:span text:style-name="T60"> we </text:span><text:span text:style-name="T58">compare the L2 </text:span><text:span text:style-name="T60">relative </text:span><text:span text:style-name="T58">errors</text:span> of our additive approach <text:span text:style-name="T40">and the </text:span>standard FEM <text:span text:style-name="T40">using both natural and PINN initialization</text:span>. <text:line-break/>First of all, we can see that all the proposed approaches respect the <text:span text:style-name="T58">correct orders of convergence</text:span> and, as expected, the two types of initialization used for the FEM give the same accuracy, in 6 <text:span text:style-name="T58">iterations</text:span> for the natural initialization and 3 for that with the PINN.<text:span text:style-name="T40"> </text:span>Moreover, our <text:span text:style-name="T58">enriched approach seems more accurate</text:span> than standard FEM and also appears to converge in 3 iterations.</text:p>
            </text:list-item>
            <text:list-item>
              <text:p text:style-name="P2">For the second parameter, we consider this time the <text:span text:style-name="T58">3 types of initialization</text:span> for standard FEM where the solver in the continuation method is initialized using a coarse solution of the first parameter. As expected, the 3 types of initialization give the <text:span text:style-name="T58">same accuracy</text:span> and the additive approach appears <text:span text:style-name="T58">to be more accurate</text:span> than the standard approach, while respecting the<text:span text:style-name="T58"> order of convergence</text:span>. In terms of <text:span text:style-name="T58">number of iterations</text:span>, the natural initialization converge in 10 iterations except on the coarsest grid where the solver did not converge, for the continuation method we have 4 iterations and for the two other approaches with PINN we have 3.</text:p>
            </text:list-item>
          </text:list>
        </text:list-item>
        <text:list-item>
          <text:p text:style-name="P2"/>
          <text:list>
            <text:list-item>
              <text:p text:style-name="P2">Now for the third parameter. <text:span text:style-name="T81">So first, </text:span>we can see that <text:span text:style-name="T58">natural initialization is no longer</text:span> sufficient for convergence, and it would appear that our additive approach does not give <text:span text:style-name="T58">as good results as for the first two parameters</text:span>.</text:p>
            </text:list-item>
            <text:list-item>
              <text:p text:style-name="P2">In fact, this can be explained by the <text:span text:style-name="T58">quality of the parametric PINN</text:span>, which is relatively <text:span text:style-name="T82">bad</text:span> <text:span text:style-name="T82">to</text:span> approximat<text:span text:style-name="T82">e </text:span>the solution on <text:span text:style-name="T82">this parameter</text:span>, with a relative error of almost 50% on <text:span text:style-name="T68">the velocity and</text:span> 25% on <text:span text:style-name="T68">the temperature</text:span>. </text:p>
            </text:list-item>
          </text:list>
        </text:list-item>
        <text:list-item>
          <text:p text:style-name="P2"/>
          <text:list>
            <text:list-item>
              <text:p text:style-name="P2">We are now interested in the numerical costs of the different methods. For both approaches with PINN, we won't take its costs into account in our results, because since it's parametric, we consider it to be included <text:span text:style-name="T58">in </text:span><text:span text:style-name="T62">the</text:span><text:span text:style-name="T58"> OFFLINE part</text:span>.</text:p>
              <text:p text:style-name="P2"><text:span text:style-name="T84">So here</text:span>, for each parameter and each method, we look at the <text:span text:style-name="T58">ratios between</text:span> the error produced by the method and its execution time. We simply define the <text:span text:style-name="T69">global</text:span> error as the sum of the velocity and temperature <text:span text:style-name="T70">L2 </text:span>errors.</text:p>
              <text:p text:style-name="P2"><text:span text:style-name="T58">Let's put aside the </text:span><text:span text:style-name="T64">difficulties</text:span><text:span text:style-name="T58"> with the last parameter</text:span> for a moment and concentrate on the first two. As <text:span text:style-name="T82">we</text:span> <text:span text:style-name="T71">woul</text:span>d expect from standard FEM, natural initialization takes the longest because it converges the slowest, followed by the continuation method and initialization with the network. We can also see that our additive approach seems to be the most interesting for these two parameters.</text:p>
            </text:list-item>
            <text:list-item>
              <text:p text:style-name="P2">What can be interesting now is <text:span text:style-name="T58">to </text:span><text:span text:style-name="T65">fixed</text:span><text:span text:style-name="T58"> a precision </text:span>and <text:span text:style-name="T72">compute </text:span><text:span text:style-name="T87">for each approaches</text:span>, simply by linear interpolation, the number of degrees of freedom and the execution time required to obtain this error. <text:line-break/>For the first parameter, we can see, for example, that to achieve a relative error of 1e-5, the additive approach requires 50000 dofs, compared with 120,000 for the standard approach. <text:span text:style-name="T74">Our approach</text:span> is almost 4 times faster than the standard approach with natural initialization and 2 times faster <text:span text:style-name="T82">than the </text:span>PINN initialization.</text:p>
            </text:list-item>
            <text:list-item>
              <text:p text:style-name="P2">For <text:span text:style-name="T74">the second parameter</text:span>, same remarks 70000 dofs <text:span text:style-name="T85">versus</text:span> 167000 <text:span text:style-name="T85">and n</text:span>early 6 times faster than the natural approach, 2.5 times faster than the continuation method and 2 times faster than PINN initialization.</text:p>
            </text:list-item>
            <text:list-item>
              <text:p text:style-name="P2">For <text:span text:style-name="T75">the third parameter</text:span>, we see that we gain a little, but it's not as interesting as for the first two parameters.</text:p>
            </text:list-item>
          </text:list>
        </text:list-item>
        <text:list-item>
          <text:p text:style-name="P2"><text:soft-page-break/>Let's now focus on the third parameter. To confirm that the problem come from <text:span text:style-name="T75">the</text:span> PINN, we trained the same network as before, but this time in a non-parametric way. We can see that the relative errors are still quite high, between 5% and 10%, but much better than with the parametric network.</text:p>
        </text:list-item>
        <text:list-item>
          <text:p text:style-name="P2">Here are the new error estimates on mu3 with this non-parametric network, and we can clearly see a greater gain.</text:p>
        </text:list-item>
        <text:list-item>
          <text:p text:style-name="P2">About numerical costs, we can see that we have reduced the costs of the methods attached to the network, by a factor of 2 for the <text:span text:style-name="T76">standard</text:span> approach <text:span text:style-name="T76">with PINN initialization </text:span>and by a factor of 3 for the additive approach. <text:line-break/>In my opinion, this shows the importance of <text:span text:style-name="T76">the prior</text:span> in our approach, and even if we didn't really have time to discuss it, a good approximation of the derivatives is crucial.</text:p>
        </text:list-item>
        <text:list-item>
          <text:p text:style-name="P2"><text:span text:style-name="T41">I</text:span>n conclusion, I would like to say that we have shown that the enriched approach gives the same results as the standard approach, but with coarser meshes, which implies a reduction in costs in terms of number of dofs, number of iterations and execution time. <text:line-break/>Furthermore, theoretical results on linear problems show that network derivatives are crucial for our approach, and PINNs are therefore good candidates. <text:line-break/>As a final remark, the gains obtained on linear problems were <text:span text:style-name="T82">much higher</text:span>... I <text:span text:style-name="T78">wi</text:span>ll let you scan the QR code if you want to have a look at the preprint. In any case, there's still a bit of work to be done, <text:s/>most of all to improve the network <text:span text:style-name="T79">in this heated cavity test case.</text:span></text:p>
        </text:list-item>
      </text:list>
      <text:p text:style-name="P1">Thanks <text:span text:style-name="T80">a lot </text:span>for your attent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8T17:17:50.983469403</meta:creation-date>
    <dc:date>2025-07-15T18:40:20.475739712</dc:date>
    <meta:editing-duration>P3DT2H53M15S</meta:editing-duration>
    <meta:editing-cycles>120</meta:editing-cycles>
    <meta:generator>LibreOffice/7.3.7.2$Linux_X86_64 LibreOffice_project/30$Build-2</meta:generator>
    <meta:document-statistic meta:table-count="0" meta:image-count="0" meta:object-count="0" meta:page-count="5" meta:paragraph-count="59" meta:word-count="2689" meta:character-count="15377" meta:non-whitespace-character-count="12763"/>
  </office:meta>
</office:document-meta>
</file>